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1" style:family="paragraph" style:parent-style-name="Text_20_body">
      <style:paragraph-properties fo:padding="0.0193in" fo:border="0.0008in solid #d9d9e3"/>
    </style:style>
    <style:style style:name="P12" style:family="paragraph" style:parent-style-name="Text_20_body" style:list-style-name="L1">
      <style:paragraph-properties fo:padding="0.0193in" fo:border="0.0008in solid #d9d9e3"/>
    </style:style>
    <style:style style:name="P13" style:family="paragraph" style:parent-style-name="Text_20_body" style:list-style-name="L2">
      <style:paragraph-properties fo:padding="0.0193in" fo:border="0.0008in solid #d9d9e3"/>
    </style:style>
    <style:style style:name="P14" style:family="paragraph" style:parent-style-name="Text_20_body" style:list-style-name="L3">
      <style:paragraph-properties fo:padding="0.0193in" fo:border="0.0008in solid #d9d9e3"/>
    </style:style>
    <style:style style:name="P15" style:family="paragraph" style:parent-style-name="Text_20_body" style:list-style-name="L4">
      <style:paragraph-properties fo:padding="0.0193in" fo:border="0.0008in solid #d9d9e3"/>
    </style:style>
    <style:style style:name="P16" style:family="paragraph" style:parent-style-name="Text_20_body" style:list-style-name="L5">
      <style:paragraph-properties fo:padding="0.0193in" fo:border="0.0008in solid #d9d9e3"/>
    </style:style>
    <style:style style:name="P17" style:family="paragraph" style:parent-style-name="Text_20_body" style:list-style-name="L6">
      <style:paragraph-properties fo:padding="0.0193in" fo:border="0.0008in solid #d9d9e3"/>
    </style:style>
    <style:style style:name="P18" style:family="paragraph" style:parent-style-name="Text_20_body" style:list-style-name="L7">
      <style:paragraph-properties fo:padding="0.0193in" fo:border="0.0008in solid #d9d9e3"/>
    </style:style>
    <style:style style:name="P19" style:family="paragraph" style:parent-style-name="Text_20_body" style:list-style-name="L8">
      <style:paragraph-properties fo:padding="0.0193in" fo:border="0.0008in solid #d9d9e3"/>
    </style:style>
    <style:style style:name="P20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грамирование - руководство по обучению</text:p>
      <text:p text:style-name="P1">ChatGPT</text:p>
      <text:p text:style-name="P2">ChatGPT</text:p>
      <text:p text:style-name="P11">Обучение программированию — это увлекательное и постоянно развивающееся путешествие. Вот шаги, которые могут помочь вам начать и эффективно обучаться программированию:</text:p>
      <text:h text:style-name="P20" text:outline-level="3">1. Выбор языка программирования:</text:h>
      <text:list xml:id="list6824365984599990848" text:style-name="L1">
        <text:list-item>
          <text:p text:style-name="P3"><text:span text:style-name="Strong_20_Emphasis">Исследуйте языки</text:span>: Ознакомьтесь с различными языками и их применением (Python, JavaScript, Java, C++, etc.).</text:p>
        </text:list-item>
        <text:list-item>
          <text:p text:style-name="P12"><text:span text:style-name="Strong_20_Emphasis">Выберите основной язык</text:span>: Начните с языка, который соответствует вашим целям (веб-разработка, анализ данных, игровая разработка и т. д.).</text:p>
        </text:list-item>
      </text:list>
      <text:h text:style-name="P20" text:outline-level="3">2. Изучение основ:</text:h>
      <text:list xml:id="list4729368932834862171" text:style-name="L2">
        <text:list-item>
          <text:p text:style-name="P4"><text:span text:style-name="Strong_20_Emphasis">Освойте основы</text:span>: Переменные, условия, циклы, функции — это фундаментальные концепции, необходимые для начала.</text:p>
        </text:list-item>
        <text:list-item>
          <text:p text:style-name="P13"><text:span text:style-name="Strong_20_Emphasis">Онлайн-курсы и ресурсы</text:span>: Используйте ресурсы, такие как Codecademy, Coursera, freeCodeCamp или SoloLearn для изучения основ.</text:p>
        </text:list-item>
      </text:list>
      <text:h text:style-name="P20" text:outline-level="3">3. Проекты и практика:</text:h>
      <text:list xml:id="list1524378439582693149" text:style-name="L3">
        <text:list-item>
          <text:p text:style-name="P5"><text:span text:style-name="Strong_20_Emphasis">Создание проектов</text:span>: Начните с небольших проектов, чтобы применить свои знания на практике.</text:p>
        </text:list-item>
        <text:list-item>
          <text:p text:style-name="P14"><text:span text:style-name="Strong_20_Emphasis">Открытые исходные коды</text:span>: Изучайте проекты с открытым исходным кодом, чтобы понять, как профессионалы пишут код.</text:p>
        </text:list-item>
      </text:list>
      <text:h text:style-name="P20" text:outline-level="3">4. Глубокое изучение:</text:h>
      <text:list xml:id="list4975579225509556187" text:style-name="L4">
        <text:list-item>
          <text:p text:style-name="P6"><text:span text:style-name="Strong_20_Emphasis">Углубленное изучение</text:span>: После освоения основ углубитесь в более сложные темы, такие как ООП, структуры данных, алгоритмы.</text:p>
        </text:list-item>
        <text:list-item>
          <text:p text:style-name="P15"><text:span text:style-name="Strong_20_Emphasis">Учебники и книги</text:span>: Читайте книги и статьи относительно выбранного языка или концепции.</text:p>
        </text:list-item>
      </text:list>
      <text:h text:style-name="P20" text:outline-level="3">5. Регулярная практика:</text:h>
      <text:list xml:id="list4991364582008690935" text:style-name="L5">
        <text:list-item>
          <text:p text:style-name="P7"><text:span text:style-name="Strong_20_Emphasis">Кодирование ежедневно</text:span>: Постоянная практика поможет улучшить ваши навыки.</text:p>
        </text:list-item>
        <text:list-item>
          <text:p text:style-name="P16"><text:span text:style-name="Strong_20_Emphasis">Решение задач</text:span>: Участвуйте в онлайн-соревнованиях или решайте задачи на платформах, таких как LeetCode, HackerRank.</text:p>
        </text:list-item>
      </text:list>
      <text:h text:style-name="P20" text:outline-level="3">6. Сообщество и поддержка:</text:h>
      <text:list xml:id="list2502761683959668142" text:style-name="L6">
        <text:list-item>
          <text:p text:style-name="P8"><text:span text:style-name="Strong_20_Emphasis">Форумы и сообщества</text:span>: Присоединяйтесь к сообществам программистов, задавайте вопросы, делитесь опытом.</text:p>
        </text:list-item>
        <text:list-item>
          <text:p text:style-name="P17"><text:span text:style-name="Strong_20_Emphasis">Менторство</text:span>: Найдите ментора или общайтесь с опытными разработчиками для получения советов.</text:p>
        </text:list-item>
      </text:list>
      <text:h text:style-name="P20" text:outline-level="3"><text:soft-page-break/>7. Регулярное обучение:</text:h>
      <text:list xml:id="list6175350253099473788" text:style-name="L7">
        <text:list-item>
          <text:p text:style-name="P9"><text:span text:style-name="Strong_20_Emphasis">Обновление знаний</text:span>: Постоянно обучайтесь новым вещам, так как технологии постоянно меняются.</text:p>
        </text:list-item>
        <text:list-item>
          <text:p text:style-name="P18"><text:span text:style-name="Strong_20_Emphasis">Самооценка и адаптация</text:span>: Оценивайте свой прогресс, адаптируйтесь и двигайтесь дальше.</text:p>
        </text:list-item>
      </text:list>
      <text:h text:style-name="P20" text:outline-level="3">8. Практическое применение:</text:h>
      <text:list xml:id="list2220754352127166248" text:style-name="L8">
        <text:list-item>
          <text:p text:style-name="P10"><text:span text:style-name="Strong_20_Emphasis">Создание портфолио</text:span>: Собирайте ваши проекты в портфолио, чтобы показать свои навыки потенциальным работодателям.</text:p>
        </text:list-item>
        <text:list-item>
          <text:p text:style-name="P19"><text:span text:style-name="Strong_20_Emphasis">Применение знаний</text:span>: Используйте полученные знания в реальных проектах или задачах.</text:p>
        </text:list-item>
      </text:list>
      <text:p text:style-name="P11">Программирование — это непрерывный процесс обучения и практики. Важно сохранять мотивацию, терпение и постоянство в изучении новых концепций и языков, чтобы стать опытным программисто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9T14:12:25.45</dc:date>
    <meta:document-statistic meta:table-count="0" meta:image-count="0" meta:object-count="0" meta:page-count="2" meta:paragraph-count="29" meta:word-count="297" meta:character-count="2235"/>
    <dc:creator>Dima Wide</dc:creator>
    <meta:user-defined meta:name="Info 1"/>
    <meta:user-defined meta:name="Info 2"/>
    <meta:user-defined meta:name="Info 3"/>
    <meta:user-defined meta:name="Info 4"/>
  </office:meta>
</office:document-meta>
</file>